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ae1e4" officeooo:paragraph-rsid="001ae1e4" style:font-size-asian="11pt" style:font-size-complex="11pt"/>
    </style:style>
    <style:style style:name="P2" style:family="paragraph" style:parent-style-name="Standard">
      <style:text-properties fo:font-size="11pt" fo:font-weight="bold" officeooo:rsid="001ae1e4" officeooo:paragraph-rsid="001ae1e4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style="italic" officeooo:rsid="001ae1e4" officeooo:paragraph-rsid="001ae1e4" style:font-size-asian="11pt" style:font-style-asian="italic" style:font-size-complex="11pt" style:font-style-complex="italic"/>
    </style:style>
    <style:style style:name="P4" style:family="paragraph" style:parent-style-name="Standard">
      <style:paragraph-properties fo:break-before="page"/>
      <style:text-properties fo:font-size="11pt" officeooo:rsid="001ae1e4" officeooo:paragraph-rsid="001ae1e4" style:font-size-asian="11pt" style:font-size-complex="11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rvice : </text:span>Villageois</text:p>
      <text:p text:style-name="P1"><text:span text:style-name="T1">observators</text:span> :</text:p>
      <text:p text:style-name="P1"><text:tab/>const race : [Villageois] → String</text:p>
      <text:p text:style-name="P1"><text:tab/>const largeur : [Villageois] → int</text:p>
      <text:p text:style-name="P1"><text:tab/>const hauteur : [Villageois] → int</text:p>
      <text:p text:style-name="P1"><text:tab/>const force : [Villageois] → int</text:p>
      <text:p text:style-name="P1"><text:tab/>const vitesse : [Villageois] → double</text:p>
      <text:p text:style-name="P1"><text:tab/>pointsDeVie : [Villageois] → int</text:p>
      <text:p text:style-name="P1"><text:tab/>quantiteOr : [Villageois] → int</text:p>
      <text:p text:style-name="P1"><text:tab/>estMort : [Villageois] → boolean</text:p>
      <text:p text:style-name="P1"><text:span text:style-name="T1">Constructors</text:span> :</text:p>
      <text:p text:style-name="P1"><text:tab/>init : String × int × int × int × double × int → [Villageois]</text:p>
      <text:p text:style-name="P1"><text:tab/><text:tab/><text:span text:style-name="T1">pre </text:span>init(race,largeur,hauteur,force,vitesse,pointsVie) <text:span text:style-name="T1">require</text:span> race 6= "" ∧ largeur%2=1 ∧ hauteur<text:tab/><text:tab/><text:tab/><text:tab/><text:tab/><text:tab/><text:tab/><text:tab/><text:tab/><text:tab/><text:tab/>%2=1</text:p>
      <text:p text:style-name="P1"><text:span text:style-name="T1">Operators </text:span>:</text:p>
      <text:p text:style-name="P1"><text:tab/>retrait : [Villageois] × int → [Villageois]</text:p>
      <text:p text:style-name="P1"><text:tab/><text:tab/><text:span text:style-name="T1">pre</text:span> retrait(V,s) <text:span text:style-name="T1">require</text:span> ¬estMort(V) ∧ s&gt;0</text:p>
      <text:p text:style-name="P2">Observations :</text:p>
      <text:p text:style-name="P3"><text:tab/>[invariants]</text:p>
      <text:p text:style-name="P1"><text:tab/>estMort(V) min = pointsDeVie(V) ≤ 0</text:p>
      <text:p text:style-name="P1"/>
      <text:p text:style-name="P3"><text:tab/>[init]</text:p>
      <text:p text:style-name="P1"><text:tab/>race(init(s,l,h,f,v,p))=r</text:p>
      <text:p text:style-name="P1"><text:tab/>largeur(init(s,l,h,f,v,p))=l</text:p>
      <text:p text:style-name="P1"><text:tab/>hauteur(init(s,l,h,f,v,p))=h</text:p>
      <text:p text:style-name="P1"><text:tab/>force(init(s,l,h,f,v,p))=f</text:p>
      <text:p text:style-name="P1"><text:tab/>vitesse(init(s,l,h,f,v,p))=v</text:p>
      <text:p text:style-name="P1"><text:tab/>pointsDeVie(init(s,l,h,f,v,p))=p</text:p>
      <text:p text:style-name="P1"><text:tab/>quantiteOr(init(s,l,h,f,v,p))=0</text:p>
      <text:p text:style-name="P1"/>
      <text:p text:style-name="P3"><text:tab/>[retrait]</text:p>
      <text:p text:style-name="P1"><text:tab/>pointsDeVie(retrait(V,s))=pointsDeVie(V) -s</text:p>
      <text:p text:style-name="P1"><text:tab/>quantiteOr(retrait(V,s))=quantiteOr(V)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11:57:43.707621366</meta:creation-date>
    <dc:date>2015-04-19T12:08:12.297221132</dc:date>
    <meta:editing-duration>PT10M28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2" meta:paragraph-count="30" meta:word-count="114" meta:character-count="964" meta:non-whitespace-character-count="843"/>
  </office:meta>
</office:document-meta>
</file>